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he: Laivanupotuspeli</text:p>
      <text:p text:style-name="Standard"/>
      <text:p text:style-name="Standard">Toteutetaan peli, joka toimii jotakuinkin perinteisen laivanupotuspelin tapaan. Pelialue koostuu siis ruudukosta, johon pelaajat aluksi sijoittavat 'laivansa', jotka ovat eri ruutumäärän vieviä yhtenäisiä objekteja. Pelaajat eivät näe toistensa ruudukoita, vaan näiden on satunnaisesti 'ammuttava' vastustajan ruutuja osuman toivossa. Osumasta voi sitten ryhtyä päättelemään jäljellä olevien laivojen, pelialueen ja tuntemattomien ruutujen perusteella mihin ampua seuraavaksi.</text:p>
      <text:p text:style-name="Standard"/>
      <text:p text:style-name="Standard">Käyttäjät: Satunnaiset pelaajat</text:p>
      <text:p text:style-name="Standard"/>
      <text:p text:style-name="Standard">Pelaajien toiminnot: Uuden pelin aloitus, laivojen sijoitus ruudukolle, vastustajan ruudukkoon ampuminen, nimen kirjoittaminen high score-listalle jos pisteet riittävä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lle Martikainen</meta:initial-creator>
    <meta:creation-date>2013-01-15T06:25:09.23</meta:creation-date>
    <meta:generator>OpenOffice.org/3.3$Win32 OpenOffice.org_project/330m20$Build-9567</meta:generator>
    <meta:document-statistic meta:table-count="0" meta:image-count="0" meta:object-count="0" meta:page-count="1" meta:paragraph-count="4" meta:word-count="77" meta:character-count="697"/>
    <dc:date>2013-01-16T11:28:47.97</dc:date>
    <dc:creator>Kalle Martikainen</dc:creator>
    <meta:editing-duration>P1DT5H3M41S</meta:editing-duration>
    <meta:editing-cycles>1</meta:editing-cycles>
  </office:meta>
</office:document-meta>
</file>